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1d9ed1ea" officeooo:paragraph-rsid="1d9ed1ea"/>
    </style:style>
    <style:style style:name="P2" style:family="paragraph" style:parent-style-name="Text_20_body">
      <style:text-properties officeooo:rsid="1d9fc369" officeooo:paragraph-rsid="1d9fc369"/>
    </style:style>
    <style:style style:name="P3" style:family="paragraph" style:parent-style-name="Text_20_body">
      <style:text-properties officeooo:rsid="1da1c342" officeooo:paragraph-rsid="1da1c342"/>
    </style:style>
    <style:style style:name="P4" style:family="paragraph" style:parent-style-name="Text_20_body">
      <style:text-properties officeooo:rsid="1da31dd3" officeooo:paragraph-rsid="1da31dd3"/>
    </style:style>
    <style:style style:name="P5" style:family="paragraph" style:parent-style-name="Text_20_body">
      <style:text-properties officeooo:paragraph-rsid="1da31dd3"/>
    </style:style>
    <style:style style:name="P6" style:family="paragraph" style:parent-style-name="Text_20_body">
      <style:text-properties fo:language="en" fo:country="US" officeooo:rsid="1da31dd3" officeooo:paragraph-rsid="1da31dd3"/>
    </style:style>
    <style:style style:name="P7" style:family="paragraph" style:parent-style-name="Text_20_body" style:list-style-name="L11">
      <style:text-properties fo:language="en" fo:country="US" officeooo:rsid="1da647e7" officeooo:paragraph-rsid="1da6cd0e"/>
    </style:style>
    <style:style style:name="P8" style:family="paragraph" style:parent-style-name="Text_20_body" style:list-style-name="L11">
      <style:text-properties fo:language="en" fo:country="US" officeooo:rsid="1da6cd0e" officeooo:paragraph-rsid="1da6cd0e"/>
    </style:style>
    <style:style style:name="P9" style:family="paragraph" style:parent-style-name="Text_20_body" style:list-style-name="L11">
      <style:text-properties fo:language="en" fo:country="US" officeooo:rsid="1da96d9e" officeooo:paragraph-rsid="1da96d9e"/>
    </style:style>
    <style:style style:name="P10" style:family="paragraph" style:parent-style-name="Text_20_body">
      <style:text-properties officeooo:rsid="1da39ade" officeooo:paragraph-rsid="1da39ade"/>
    </style:style>
    <style:style style:name="P11" style:family="paragraph" style:parent-style-name="Text_20_body">
      <style:text-properties officeooo:rsid="1da4f9de" officeooo:paragraph-rsid="1da4f9de"/>
    </style:style>
    <style:style style:name="P12" style:family="paragraph" style:parent-style-name="Text_20_body" style:list-style-name="L9">
      <style:text-properties officeooo:rsid="1da4f9de" officeooo:paragraph-rsid="1da4f9de"/>
    </style:style>
    <style:style style:name="P13" style:family="paragraph" style:parent-style-name="Text_20_body" style:list-style-name="L10">
      <style:text-properties officeooo:rsid="1da647e7" officeooo:paragraph-rsid="1da647e7"/>
    </style:style>
    <style:style style:name="P14" style:family="paragraph" style:parent-style-name="Text_20_body" style:list-style-name="L10">
      <style:text-properties officeooo:rsid="1da85adc" officeooo:paragraph-rsid="1da85adc"/>
    </style:style>
    <style:style style:name="P15" style:family="paragraph" style:parent-style-name="Text_20_body">
      <style:text-properties officeooo:rsid="1dab4970" officeooo:paragraph-rsid="1dab4970"/>
    </style:style>
    <style:style style:name="P16" style:family="paragraph" style:parent-style-name="Text_20_body" style:list-style-name="L12">
      <style:text-properties officeooo:rsid="1dab4970" officeooo:paragraph-rsid="1dab4970"/>
    </style:style>
    <style:style style:name="P17" style:family="paragraph" style:parent-style-name="Text_20_body">
      <style:text-properties officeooo:rsid="1dad7c2a" officeooo:paragraph-rsid="1dad7c2a"/>
    </style:style>
    <style:style style:name="P18" style:family="paragraph" style:parent-style-name="Text_20_body">
      <style:text-properties fo:font-weight="bold" officeooo:rsid="1dad7c2a" officeooo:paragraph-rsid="1dad7c2a" style:font-weight-asian="bold" style:font-weight-complex="bold"/>
    </style:style>
    <style:style style:name="P19" style:family="paragraph" style:parent-style-name="Text_20_body" style:list-style-name="L13">
      <style:text-properties officeooo:paragraph-rsid="1dad7c2a"/>
    </style:style>
    <style:style style:name="P20" style:family="paragraph" style:parent-style-name="Text_20_body">
      <style:text-properties officeooo:rsid="1daf3604" officeooo:paragraph-rsid="1daf3604"/>
    </style:style>
    <style:style style:name="P21" style:family="paragraph" style:parent-style-name="Text_20_body" style:list-style-name="L14">
      <style:text-properties officeooo:rsid="1db00696" officeooo:paragraph-rsid="1db00696"/>
    </style:style>
    <style:style style:name="P22" style:family="paragraph" style:parent-style-name="Text_20_body" style:list-style-name="L14">
      <style:text-properties officeooo:rsid="1db04b67" officeooo:paragraph-rsid="1db04b67"/>
    </style:style>
    <style:style style:name="P23" style:family="paragraph" style:parent-style-name="Text_20_body">
      <style:text-properties officeooo:rsid="1db200af" officeooo:paragraph-rsid="1db200af"/>
    </style:style>
    <style:style style:name="P24" style:family="paragraph" style:parent-style-name="Text_20_body">
      <style:text-properties officeooo:rsid="1db4cc88" officeooo:paragraph-rsid="1db4cc88"/>
    </style:style>
    <style:style style:name="P25" style:family="paragraph" style:parent-style-name="Text_20_body" style:list-style-name="L10">
      <style:text-properties officeooo:rsid="1db5565f" officeooo:paragraph-rsid="1db5565f"/>
    </style:style>
    <style:style style:name="P26" style:family="paragraph" style:parent-style-name="Text_20_body" style:list-style-name="L10">
      <style:text-properties officeooo:rsid="1db5d6ba" officeooo:paragraph-rsid="1db5d6ba"/>
    </style:style>
    <style:style style:name="P27" style:family="paragraph" style:parent-style-name="Text_20_body">
      <style:text-properties officeooo:rsid="1db5d6ba" officeooo:paragraph-rsid="1db5d6ba"/>
    </style:style>
    <style:style style:name="P28" style:family="paragraph" style:parent-style-name="Text_20_body" style:list-style-name="L15">
      <style:text-properties officeooo:rsid="1db668f7" officeooo:paragraph-rsid="1db668f7"/>
    </style:style>
    <style:style style:name="P29" style:family="paragraph" style:parent-style-name="Text_20_body">
      <style:text-properties officeooo:rsid="1db7aec3" officeooo:paragraph-rsid="1db7aec3"/>
    </style:style>
    <style:style style:name="P30" style:family="paragraph" style:parent-style-name="Text_20_body" style:list-style-name="L16">
      <style:text-properties officeooo:rsid="1db7aec3" officeooo:paragraph-rsid="1db7aec3"/>
    </style:style>
    <style:style style:name="P31" style:family="paragraph" style:parent-style-name="Text_20_body" style:list-style-name="L16">
      <style:text-properties officeooo:rsid="1db9409f" officeooo:paragraph-rsid="1db9409f"/>
    </style:style>
    <style:style style:name="P32" style:family="paragraph" style:parent-style-name="Text_20_body">
      <style:text-properties officeooo:rsid="1dbb0e79" officeooo:paragraph-rsid="1dbb0e79"/>
    </style:style>
    <style:style style:name="P33" style:family="paragraph" style:parent-style-name="Heading_20_1" style:master-page-name="Standard">
      <style:paragraph-properties style:page-number="auto"/>
      <style:text-properties officeooo:rsid="1d9ed1ea" officeooo:paragraph-rsid="1d9ed1ea"/>
    </style:style>
    <style:style style:name="T1" style:family="text">
      <style:text-properties officeooo:rsid="1d9eed90"/>
    </style:style>
    <style:style style:name="T2" style:family="text">
      <style:text-properties officeooo:rsid="1da1c342"/>
    </style:style>
    <style:style style:name="T3" style:family="text">
      <style:text-properties officeooo:rsid="1da31dd3"/>
    </style:style>
    <style:style style:name="T4" style:family="text">
      <style:text-properties fo:language="cs" fo:country="CZ"/>
    </style:style>
    <style:style style:name="T5" style:family="text">
      <style:text-properties officeooo:rsid="1da4f9de"/>
    </style:style>
    <style:style style:name="T6" style:family="text">
      <style:text-properties officeooo:rsid="1da647e7"/>
    </style:style>
    <style:style style:name="T7" style:family="text">
      <style:text-properties officeooo:rsid="1dad1342"/>
    </style:style>
    <style:style style:name="T8" style:family="text">
      <style:text-properties officeooo:rsid="1dad7c2a"/>
    </style:style>
    <style:style style:name="T9" style:family="text">
      <style:text-properties officeooo:rsid="1db00696"/>
    </style:style>
    <style:style style:name="T10" style:family="text">
      <style:text-properties officeooo:rsid="1db04b67"/>
    </style:style>
    <style:style style:name="T11" style:family="text">
      <style:text-properties officeooo:rsid="1db28faf"/>
    </style:style>
    <style:style style:name="T12" style:family="text">
      <style:text-properties officeooo:rsid="1db48706"/>
    </style:style>
    <style:style style:name="T13" style:family="text">
      <style:text-properties officeooo:rsid="1db69095"/>
    </style:style>
    <style:style style:name="T14" style:family="text">
      <style:text-properties officeooo:rsid="1db73c0a"/>
    </style:style>
    <style:style style:name="T15" style:family="text">
      <style:text-properties officeooo:rsid="1db7aec3"/>
    </style:style>
    <style:style style:name="T16" style:family="text">
      <style:text-properties officeooo:rsid="1db9409f"/>
    </style:style>
    <style:style style:name="T17" style:family="text">
      <style:text-properties officeooo:rsid="1dbbbb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Magie</text:h>
      <text:p text:style-name="P1">Zdrojem veškeré magické moci je Prima Materia (Void, Chaos, Aether?) – to, co bylo dřív než všechno ostatní. Nemá tvar, teplotu ani žádné jiné vlastnosti, kromě potenciálu něčím být.</text:p>
      <text:p text:style-name="P1">Mind, Willpower – je to něco jinýho než Prima Materia? Určitě. Myšlenka je tím, co může z Prima Materia udělat Něco. A to něco může být jak hmotné (fyzické), tak nehmotné (duševní).</text:p>
      <text:p text:style-name="P1">Word, slovo, je fyzická manifestace myšlenky. <text:span text:style-name="T1">Může být vyřčeno, napsáno, do něčeho vytesáno. Obraz je také forma manifestace myšlenky. Je v něčem přesnější a hlavně umí vyjadřovat něco trochu jiného – obraz dost dobře nejde popsat slovy tak, aby ho někdo dokázal věrně reprodukovat.</text:span></text:p>
      <text:h text:style-name="Heading_20_2" text:outline-level="2">Duchové, duše</text:h>
      <text:p text:style-name="P15">Duše může být nehmotná (a tudíž například přežívat po smrti), ale musí být „otisknutá“ v prima materia – všechno, co existuje, je nějak přetvořená prima materia.</text:p>
      <text:list xml:id="list524443897" text:style-name="L12">
        <text:list-item>
          <text:p text:style-name="P16">Duši je možné zničit (přetvořit v něco jiného).</text:p>
        </text:list-item>
        <text:list-item>
          <text:p text:style-name="P16">Může se manifestovat ve fyzickém světě (začne svůj intent – myšlenku – aplikovat na fyzický svět).</text:p>
        </text:list-item>
      </text:list>
      <text:p text:style-name="P15">Duchové <text:span text:style-name="T7">mají i svou vlastní moc (protože jsou sami tvořeni nedotvořenou primou matérií), ale mnohem raději poskytnou jen intent (velmi silnou myšlenku) a nechají summonera, ať sám dodá tvořivý potenciál.</text:span></text:p>
      <text:h text:style-name="Heading_20_2" text:outline-level="2"><text:soft-page-break/>Zdroje tvořivé síly</text:h>
      <text:p text:style-name="P2">Tvořivé myšlenky zformovaly Prázdnotu (Prima Materia) v bytí. Někde je tento proces prakticky dokončen a výsledná realita má jen málo zbytkového tvořivého potenciálu. Některé substance jsou ale jen málo zformované a zbývá v nich ještě hodně tvořivé síly.</text:p>
      <text:p text:style-name="P2">Další takové substance jsou třeba léčivé byliny, drahokamy a polodrahokamy, drahé kovy.</text:p>
      <text:h text:style-name="Heading_20_3" text:outline-level="3">Kněží <text:span text:style-name="T15">(divine magic)</text:span></text:h>
      <text:p text:style-name="P29">Kněží sami o sobě magickou sílu nemají (nebo jen trochu). Místo toho nabízí „suroviny“ božské bytosti (nebo něčemu podobnému) – oběti.</text:p>
      <text:list xml:id="list1874035803" text:style-name="L16">
        <text:list-item>
          <text:p text:style-name="P30">Oběti mohou být krvavé (klasika), ale třeba i incense (zdroj síly) <text:span text:style-name="T16">a podobně</text:span>.</text:p>
        </text:list-item>
        <text:list-item>
          <text:p text:style-name="P31">Masivní kněžská krvavá oběť viz Boudica (aspoň myslím, že to bylo při té příležitosti).</text:p>
        </text:list-item>
      </text:list>
      <text:p text:style-name="P32">Posedávání určitě bude taky fungovat <text:span text:style-name="T17">(a vymítání)</text:span>.</text:p>
      <text:h text:style-name="Heading_20_3" text:outline-level="3">Blood</text:h>
      <text:p text:style-name="P2">Jednou z nejsilnějších „magických“ substancí (tedy těch, kde zbylo ještě hodně tvořivého potenciálu), je krev. Obsažený kreativní potenciál je life force, dává vzniknout životu (což je jednoznačně tvořivý proces).</text:p>
      <text:p text:style-name="P2">S věkem krev svou tvořivou sílu ztrácí, proto <text:span text:style-name="T2">živí tvorové (s krví)</text:span> umírají.</text:p>
      <text:p text:style-name="P18">Mágové časem ztrácí svoji moc.</text:p>
      <text:list xml:id="list3712408531" text:style-name="L13">
        <text:list-item>
          <text:p text:style-name="P19"><text:span text:style-name="T8">A nejen mágové, všechny bytosti.</text:span></text:p>
        </text:list-item>
      </text:list>
      <text:p text:style-name="P17"><text:soft-page-break/>Současně s tím taky ale rostou jejich znalosti, takže ji dokážou lépe využívat (kombinovat různé zdroje, čerpat ji odjinud). Každý kouzlo je ale stojí aspoň trošku jejich vlastní moci.</text:p>
      <text:p text:style-name="P20">(A tvoření potomků taky určitě stojí část moci. <text:span text:style-name="T9">Takže mágové by asi ideálně měli žít v celibátu a rozhodně nerodit spoustu potomků</text:span>).</text:p>
      <text:list xml:id="list466317281" text:style-name="L14">
        <text:list-item>
          <text:p text:style-name="P21">To je zajímavá myšlenka – mágové asi nebudou moc chtít mít děti. <text:span text:style-name="T10">A budou mít na svoje děti velký požadavky (protože se pro ně vzdali části své omezené magické moci).</text:span></text:p>
        </text:list-item>
        <text:list-item>
          <text:p text:style-name="P22">Taky může bejt zajímavý nějakýho mága k splození potomka donutit.</text:p>
        </text:list-item>
      </text:list>
      <text:p text:style-name="P23">Tohle mimo jiné znamená, že bohové se <text:span text:style-name="T11">stvořením světa (a vzájemným konfliktem – ve smyslu čí představa se víc prosadí, ne nutně ve smyslu války bohů. I když válka bohů tohle klidně mohla personifikovat)</text:span> značně vyčerpali <text:span text:style-name="T12">(jejich tvořící potenciál se proměnil v realitu a přírodní zákony)</text:span>.</text:p>
      <text:h text:style-name="Heading_20_4" text:outline-level="4">Bood magic</text:h>
      <text:p text:style-name="P2">Blood magic představuje přímé, hrubé využití magické síly ukryté v krvi. <text:span text:style-name="T2">Není moc účinná, ale může ji provozovat téměř kdokoliv (kdo má aspoň trochu Mindu).</text:span></text:p>
      <text:p text:style-name="P3">Jsou různé formy blood magicu podle toho, jak je s krví nakládáno: Lze ji pálit, lze ji pít, asi budou i další metody.</text:p>
      <text:h text:style-name="Heading_20_4" text:outline-level="4">Bloodlines</text:h>
      <text:p text:style-name="P5"><text:span text:style-name="T3">Pokrevní linie lidí s magickou silou, které vždy pochází od nějakého předka, který svou krev něčím „obohatil“. Podle toho, čím to udělal, mají různé pokrevní linie různé schopnosti.</text:span></text:p>
      <text:list xml:id="list2064449632" text:style-name="L10">
        <text:list-item>
          <text:p text:style-name="P13">Z krve jakého tvora budou wargové <text:span text:style-name="T14">(šamani, druidi...)</text:span>?</text:p>
          <text:list>
            <text:list-item>
              <text:p text:style-name="P14">Že by to byli taky nějací plazi nebo ještěři, ale jiní?</text:p>
            </text:list-item>
            <text:list-item>
              <text:p text:style-name="P25"><text:soft-page-break/>Nebo to možná není ze zvířete, ale z třeba z nějaký rostliny?</text:p>
            </text:list-item>
            <text:list-item>
              <text:p text:style-name="P26">Nebo jsou to wargové vždycky konkrétního zvířete – podle toho, jaké zvíře bylo použito na „obohacení“ jejich krve.</text:p>
            </text:list-item>
          </text:list>
        </text:list-item>
      </text:list>
      <text:p text:style-name="P27">Jde warga stvořit i dneska?</text:p>
      <text:list xml:id="list3947471157" text:style-name="L15">
        <text:list-item>
          <text:p text:style-name="P28">Krev má pořád sílu, takže asi proč ne.</text:p>
        </text:list-item>
        <text:list-item>
          <text:p text:style-name="P28">Možná na to ale bude potřeba posilování nějak<text:span text:style-name="T13">ými</text:span> kombinacem<text:span text:style-name="T13">i</text:span> <text:span text:style-name="T13">(které už nemusí být známé)</text:span>.</text:p>
        </text:list-item>
      </text:list>
      <text:h text:style-name="Heading_20_4" text:outline-level="4">Blood of the dragon</text:h>
      <text:p text:style-name="P6">Nejmocn<text:span text:style-name="T4">ější krev je dračí, takže v pokrevních liniích s přimíchanou dračí krví by měly být nejmocnější mágové.</text:span></text:p>
      <text:list xml:id="list2131678719" text:style-name="L11">
        <text:list-item>
          <text:p text:style-name="P7"><text:span text:style-name="T4">Dračí magie bude asi hlavně ohnivá.</text:span></text:p>
        </text:list-item>
        <text:list-item>
          <text:p text:style-name="P8"><text:span text:style-name="T4">A bude prodlužovat život (příslušníci těchto linií budou sami o sobě dlouhověcí a půjde to posilovat).</text:span></text:p>
          <text:list>
            <text:list-item>
              <text:p text:style-name="P8"><text:span text:style-name="T4">Důvod je, že draci neumírají stářím.</text:span></text:p>
            </text:list-item>
          </text:list>
        </text:list-item>
        <text:list-item>
          <text:p text:style-name="P9"><text:span text:style-name="T4">Možná by mohli umět s draky mluvit.</text:span></text:p>
        </text:list-item>
        <text:list-item>
          <text:p text:style-name="P7"><text:span text:style-name="T4">Dál těžko říct.</text:span></text:p>
        </text:list-item>
      </text:list>
      <text:h text:style-name="Heading_20_4" text:outline-level="4">Blood of the serpent</text:h>
      <text:p text:style-name="P24">Tohle by mohl bejt klan assassinů. Obratnost, jedy a takový věci.</text:p>
      <text:h text:style-name="Heading_20_2" text:outline-level="2">Kombinace zdrojů magické síly</text:h>
      <text:p text:style-name="P4">Když si například mág vezme prsten s magicky silným kamenem, jeho moc se znásobí. Piercing je ještě lepší a říznout se nožem úplně nejlepší, protože dojde přímo ke kontaktu s krví.</text:p>
      <text:p text:style-name="P4"><text:soft-page-break/>Funguje to ale i bez krve – dá se třeba zkombinovat léčivý kámen s bylinou s podobnými vlastnostmi.</text:p>
      <text:p text:style-name="P4">Tohle mágové vědí, umí toho využívat a běžně hledají nové kombinace.</text:p>
      <text:p text:style-name="P10">Tvořivá síla skrytá v substancích toho ale sama o sobě až tak moc nedělá – respektive dělá jen to, co je její přirozenou vlastností. Tzn. heřmánek léčí a heřmánek posílený hematitem léčí o dost líp, ale není to cílená léčba (leda by ji někdo zacílil tím, že přejede hematitem po ráně) <text:span text:style-name="T5">a nemůže dělat nic jinýho, byť by to souviselo.</text:span></text:p>
      <text:p text:style-name="P11">Cílení se dělá myšlenkou skrze její fyzickou manifestaci (což je obvykle slovo nebo obraz).</text:p>
      <text:list xml:id="list2646679791" text:style-name="L9">
        <text:list-item>
          <text:p text:style-name="P12">Jde udělat amulet, na který se napíše, co má dělat.</text:p>
        </text:list-item>
        <text:list-item>
          <text:p text:style-name="P12">Nebo se to na něj dá nakreslit.</text:p>
          <text:list>
            <text:list-item>
              <text:p text:style-name="P12">(Amulet proti uhranutí například funguje díky obrázku zlého oka, což je symbol, tedy manifestace myšlenky, která jeho tvořivou sílu <text:span text:style-name="T6">k něčemu směřuje</text:span>).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5-01T00:48:18.475000000</dc:date>
    <meta:print-date>2113-01-01T00:00:00</meta:print-date>
    <meta:editing-cycles>12450</meta:editing-cycles>
    <meta:editing-duration>P37DT9H29M48S</meta:editing-duration>
    <meta:generator>LibreOffice/6.0.5.2$Windows_X86_64 LibreOffice_project/54c8cbb85f300ac59db32fe8a675ff7683cd5a16</meta:generator>
    <meta:document-statistic meta:table-count="0" meta:image-count="0" meta:object-count="0" meta:page-count="5" meta:paragraph-count="58" meta:word-count="905" meta:character-count="5492" meta:non-whitespace-character-count="4654"/>
  </office:meta>
</office:document-meta>
</file>